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date" office:date-value="2017-01-17" calcext:value-type="date">
            <text:p>01/17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]/[.D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/[.D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/[.D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2.24" calcext:value-type="float">
            <text:p>2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12]/[.D12]"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.49" calcext:value-type="float">
            <text:p>4.4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13]/[.D13]"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9.09" calcext:value-type="float">
            <text:p>9.09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4]/[.D14]"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8.07" calcext:value-type="float">
            <text:p>18.0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15]/[.D15]" office:value-type="float" office:value="301.166666666667" calcext:value-type="float">
            <text:p>301.16666666666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6.43" calcext:value-type="float">
            <text:p>36.43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6]/[.D16]" office:value-type="float" office:value="303.583333333333" calcext:value-type="float">
            <text:p>303.583333333333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C17]/[.D17]" office:value-type="float" office:value="292.8" calcext:value-type="float">
            <text:p>292.8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C18]/[.D18]" office:value-type="float" office:value="329.204545454545" calcext:value-type="float">
            <text:p>329.2045454545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date" office:date-value="2017-01-28" calcext:value-type="date">
            <text:p>01/2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1]/[.D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]/[.D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]/[.D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4]/[.D2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5]/[.D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]/[.D2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]/[.D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]/[.D2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]/[.D2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]/[.D3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31]/[.D31]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32]/[.D32]"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.05" calcext:value-type="float">
            <text:p>4.0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33]/[.D33]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8.05" calcext:value-type="float">
            <text:p>8.0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34]/[.D34]" office:value-type="float" office:value="134.166666666667" calcext:value-type="float">
            <text:p>134.16666666666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6.43" calcext:value-type="float">
            <text:p>16.43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35]/[.D35]" office:value-type="float" office:value="117.357142857143" calcext:value-type="float">
            <text:p>117.357142857143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32.87" calcext:value-type="float">
            <text:p>32.87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C36]/[.D36]" office:value-type="float" office:value="142.913043478261" calcext:value-type="float">
            <text:p>142.913043478261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68.05" calcext:value-type="float">
            <text:p>68.05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C37]/[.D37]" office:value-type="float" office:value="117.327586206897" calcext:value-type="float">
            <text:p>117.327586206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13:00:31.126501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7-01-17T14:18:16.648238044</meta:creation-date>
    <dc:date>2017-01-28T13:07:03.285080214</dc:date>
    <dc:creator>jennifer </dc:creator>
    <meta:editing-duration>PT6H27M15S</meta:editing-duration>
    <meta:editing-cycles>5</meta:editing-cycles>
    <meta:generator>LibreOffice/5.2.2.2$Linux_X86_64 LibreOffice_project/8f96e87c890bf8fa77463cd4b640a2312823f3ad</meta:generator>
    <meta:document-statistic meta:table-count="1" meta:cell-count="146" meta:object-count="0"/>
  </office:meta>
</office:document-meta>
</file>